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sing a Constant Poisson’s ratio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Element ID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 by hand</text:p>
          </table:table-cell>
          <table:table-cell table:style-name="ce2" office:value-type="string" calcext:value-type="string">
            <text:p>E by MOOSE</text:p>
          </table:table-cell>
          <table:table-cell table:style-name="ce2" office:value-type="string" calcext:value-type="string">
            <text:p>Simultaneous nu</text:p>
          </table:table-cell>
          <table:table-cell table:style-name="ce2" office:value-type="string" calcext:value-type="string">
            <text:p>Simultaneous E</text:p>
          </table:table-cell>
        </table:table-row>
        <table:table-row table:style-name="ro2">
          <table:table-cell office:value-type="float" office:value="687" calcext:value-type="float" table:number-columns-spanned="1" table:number-rows-spanned="3">
            <text:p>687</text:p>
          </table:table-cell>
          <table:table-cell office:value-type="string" calcext:value-type="string">
            <text:p>C_0000</text:p>
          </table:table-cell>
          <table:table-cell office:value-type="float" office:value="97303000000" calcext:value-type="float">
            <text:p>9.7303E+10</text:p>
          </table:table-cell>
          <table:table-cell table:formula="of:=[.C3]*(26/35)" office:value-type="float" office:value="72282228571.4286" calcext:value-type="float">
            <text:p>7.2282E+10</text:p>
          </table:table-cell>
          <table:table-cell table:style-name="ce5" office:value-type="float" office:value="72282000000" calcext:value-type="float" table:number-columns-spanned="1" table:number-rows-spanned="3">
            <text:p>7.2282E+10</text:p>
          </table:table-cell>
          <table:table-cell table:style-name="ce6" table:formula="of:=[.C4]/(2*([.C5]+[.C4]))" office:value-type="float" office:value="0.299998561192484" calcext:value-type="float" table:number-columns-spanned="1" table:number-rows-spanned="3">
            <text:p>0.30</text:p>
          </table:table-cell>
          <table:table-cell table:style-name="ce5" table:formula="of:=(2*[.C5]^2+3*[.C4]*[.C5])/([.C4]+[.C5])" office:value-type="float" office:value="72282519999.4245" calcext:value-type="float" table:number-columns-spanned="1" table:number-rows-spanned="3">
            <text:p>7.2283E+10</text:p>
          </table:table-cell>
        </table:table-row>
        <table:table-row table:style-name="ro2">
          <table:covered-table-cell table:style-name="Default"/>
          <table:table-cell office:value-type="string" calcext:value-type="string">
            <text:p>C_0011</text:p>
          </table:table-cell>
          <table:table-cell office:value-type="float" office:value="41701000000" calcext:value-type="float">
            <text:p>4.1701E+10</text:p>
          </table:table-cell>
          <table:table-cell table:formula="of:=[.C4]*(26/15)" office:value-type="float" office:value="72281733333.3333" calcext:value-type="float">
            <text:p>7.2282E+10</text:p>
          </table:table-cell>
          <table:covered-table-cell table:number-columns-repeated="3"/>
        </table:table-row>
        <table:table-row table:style-name="ro2">
          <table:covered-table-cell table:style-name="Default"/>
          <table:table-cell office:value-type="string" calcext:value-type="string">
            <text:p>C_1212</text:p>
          </table:table-cell>
          <table:table-cell office:value-type="float" office:value="27801000000" calcext:value-type="float">
            <text:p>2.7801E+10</text:p>
          </table:table-cell>
          <table:table-cell table:formula="of:=2.6*[.C5]" office:value-type="float" office:value="72282600000" calcext:value-type="float">
            <text:p>7.2283E+10</text:p>
          </table:table-cell>
          <table:covered-table-cell table:number-columns-repeated="3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office:value-type="string" calcext:value-type="string">
            <text:p>C_0000</text:p>
          </table:table-cell>
          <table:table-cell office:value-type="float" office:value="97429000000" calcext:value-type="float">
            <text:p>9.7429E+10</text:p>
          </table:table-cell>
          <table:table-cell table:formula="of:=[.C6]*(26/35)" office:value-type="float" office:value="72375828571.4286" calcext:value-type="float">
            <text:p>7.2376E+10</text:p>
          </table:table-cell>
          <table:table-cell table:style-name="ce5" office:value-type="float" office:value="72376000000" calcext:value-type="float" table:number-columns-spanned="1" table:number-rows-spanned="3">
            <text:p>7.2376E+10</text:p>
          </table:table-cell>
          <table:table-cell table:style-name="ce6" table:formula="of:=[.C7]/(2*([.C8]+[.C7]))" office:value-type="float" office:value="0.299998563053225" calcext:value-type="float" table:number-columns-spanned="1" table:number-rows-spanned="3">
            <text:p>0.30</text:p>
          </table:table-cell>
          <table:table-cell table:style-name="ce5" table:formula="of:=(2*[.C8]^2+3*[.C7]*[.C8])/([.C7]+[.C8])" office:value-type="float" office:value="72376119999.4252" calcext:value-type="float" table:number-columns-spanned="1" table:number-rows-spanned="3">
            <text:p>7.2376E+10</text:p>
          </table:table-cell>
        </table:table-row>
        <table:table-row table:style-name="ro2">
          <table:covered-table-cell/>
          <table:table-cell office:value-type="string" calcext:value-type="string">
            <text:p>C_0011</text:p>
          </table:table-cell>
          <table:table-cell office:value-type="float" office:value="41755000000" calcext:value-type="float">
            <text:p>4.1755E+10</text:p>
          </table:table-cell>
          <table:table-cell table:formula="of:=[.C7]*(26/15)" office:value-type="float" office:value="72375333333.3333" calcext:value-type="float">
            <text:p>7.2375E+10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C_1212</text:p>
          </table:table-cell>
          <table:table-cell office:value-type="float" office:value="27837000000" calcext:value-type="float">
            <text:p>2.7837E+10</text:p>
          </table:table-cell>
          <table:table-cell table:formula="of:=2.6*[.C8]" office:value-type="float" office:value="72376200000" calcext:value-type="float">
            <text:p>7.2376E+10</text:p>
          </table:table-cell>
          <table:covered-table-cell table:number-columns-repeated="3"/>
        </table:table-row>
        <table:table-row table:style-name="ro2">
          <table:table-cell office:value-type="float" office:value="388" calcext:value-type="float" table:number-columns-spanned="1" table:number-rows-spanned="3">
            <text:p>388</text:p>
          </table:table-cell>
          <table:table-cell office:value-type="string" calcext:value-type="string">
            <text:p>C_0000</text:p>
          </table:table-cell>
          <table:table-cell office:value-type="float" office:value="95608000000" calcext:value-type="float">
            <text:p>9.5608E+10</text:p>
          </table:table-cell>
          <table:table-cell table:formula="of:=[.C9]*(26/35)" office:value-type="float" office:value="71023085714.2857" calcext:value-type="float">
            <text:p>7.1023E+10</text:p>
          </table:table-cell>
          <table:table-cell table:style-name="ce5" office:value-type="float" office:value="71023000000" calcext:value-type="float" table:number-columns-spanned="1" table:number-rows-spanned="3">
            <text:p>7.1023E+10</text:p>
          </table:table-cell>
          <table:table-cell table:style-name="ce6" table:formula="of:=[.C10]/(2*([.C11]+[.C10]))" office:value-type="float" office:value="0.299998535699643" calcext:value-type="float" table:number-columns-spanned="1" table:number-rows-spanned="3">
            <text:p>0.30</text:p>
          </table:table-cell>
          <table:table-cell table:style-name="ce5" table:formula="of:=(2*[.C11]^2+3*[.C10]*[.C11])/([.C10]+[.C11])" office:value-type="float" office:value="71024119999.4143" calcext:value-type="float" table:number-columns-spanned="1" table:number-rows-spanned="3">
            <text:p>7.1024E+10</text:p>
          </table:table-cell>
        </table:table-row>
        <table:table-row table:style-name="ro2">
          <table:covered-table-cell/>
          <table:table-cell office:value-type="string" calcext:value-type="string">
            <text:p>C_0011</text:p>
          </table:table-cell>
          <table:table-cell office:value-type="float" office:value="40975000000" calcext:value-type="float">
            <text:p>4.0975E+10</text:p>
          </table:table-cell>
          <table:table-cell table:formula="of:=[.C10]*(26/15)" office:value-type="float" office:value="71023333333.3333" calcext:value-type="float">
            <text:p>7.1023E+10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C_1212</text:p>
          </table:table-cell>
          <table:table-cell office:value-type="float" office:value="27317000000" calcext:value-type="float">
            <text:p>2.7317E+10</text:p>
          </table:table-cell>
          <table:table-cell table:formula="of:=2.6*[.C11]" office:value-type="float" office:value="71024200000" calcext:value-type="float">
            <text:p>7.1024E+10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56:20.760273831</meta:creation-date>
    <dc:date>2019-04-15T21:31:10.210113041</dc:date>
    <meta:editing-duration>PT34M39S</meta:editing-duration>
    <meta:editing-cycles>25</meta:editing-cycles>
    <meta:generator>LibreOffice/6.0.7.3$Linux_X86_64 LibreOffice_project/00m0$Build-3</meta:generator>
    <meta:document-statistic meta:table-count="1" meta:cell-count="47" meta:object-count="0"/>
  </office:meta>
</office:document-meta>
</file>